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ext-properties style:text-underline-style="none" fo:font-weight="bold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73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16.11.21, 03:58</text:p>
          </table:table-cell>
          <table:table-cell/>
          <table:table-cell table:style-name="ce35"/>
          <table:table-cell table:style-name="ce38" office:value-type="string" calcext:value-type="string">
            <text:p>Zustimmend</text:p>
          </table:table-cell>
          <table:table-cell table:style-name="ce41" office:value-type="string" calcext:value-type="string">
            <text:p>Ablehnend</text:p>
          </table:table-cell>
          <table:table-cell table:style-name="ce43" office:value-type="string" calcext:value-type="string">
            <text:p>Bezug Faktencheck</text:p>
          </table:table-cell>
          <table:table-cell table:style-name="ce44" office:value-type="string" calcext:value-type="string">
            <text:p>Neutral / nicht eindeutig zuweisbar</text:p>
          </table:table-cell>
          <table:table-cell table:style-name="ce43" office:value-type="string" calcext:value-type="string">
            <text:p>Freund(e) markiert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Seite 1</text:p>
          </table:table-cell>
          <table:table-cell table:style-name="ce39" office:value-type="float" office:value="1" calcext:value-type="float">
            <text:p>1</text:p>
          </table:table-cell>
          <table:table-cell table:style-name="ce42"/>
          <table:table-cell table:style-name="ce35"/>
          <table:table-cell table:style-name="ce45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31" office:value-type="string" calcext:value-type="string">
            <text:p>dpa: Fehlinformation</text:p>
          </table:table-cell>
          <table:table-cell/>
          <table:table-cell table:style-name="ce35" office:value-type="string" calcext:value-type="string">
            <text:p>Seite 2</text:p>
          </table:table-cell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35"/>
          <table:table-cell table:style-name="ce45" office:value-type="float" office:value="4" calcext:value-type="float">
            <text:p>4</text:p>
          </table:table-cell>
          <table:table-cell table:style-name="ce35"/>
        </table:table-row>
        <table:table-row table:style-name="ro1">
          <table:table-cell table:number-columns-repeated="2"/>
          <table:table-cell table:style-name="ce35" office:value-type="string" calcext:value-type="string">
            <text:p>Seite 3</text:p>
          </table:table-cell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35"/>
          <table:table-cell table:style-name="ce45" office:value-type="float" office:value="3" calcext:value-type="float">
            <text:p>3</text:p>
          </table:table-cell>
          <table:table-cell table:style-name="ce35"/>
        </table:table-row>
        <table:table-row table:style-name="ro1">
          <table:table-cell table:style-name="ce32" office:value-type="string" calcext:value-type="string">
            <text:p>580 Reacts</text:p>
          </table:table-cell>
          <table:table-cell/>
          <table:table-cell table:style-name="ce35" office:value-type="string" calcext:value-type="string">
            <text:p>Seite 4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35"/>
          <table:table-cell table:style-name="ce4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33" office:value-type="string" calcext:value-type="string">
            <text:p>181 Kommentare 4739 Mal geteilt</text:p>
          </table:table-cell>
          <table:table-cell/>
          <table:table-cell table:style-name="ce35" office:value-type="string" calcext:value-type="string">
            <text:p>Seite 5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35"/>
          <table:table-cell table:style-name="ce45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Reacts innerhalb der Kommentare: 269</text:p>
          </table:table-cell>
          <table:table-cell/>
          <table:table-cell table:style-name="ce35" office:value-type="string" calcext:value-type="string">
            <text:p>Seite 6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35"/>
          <table:table-cell table:style-name="ce4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 table:style-name="ce34" table:formula="of:=SUM([.A43:.A100000])" office:value-type="float" office:value="269" calcext:value-type="float">
            <text:p>269</text:p>
          </table:table-cell>
          <table:table-cell/>
          <table:table-cell table:style-name="ce35" office:value-type="string" calcext:value-type="string">
            <text:p>Seite 7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35"/>
          <table:table-cell table:style-name="ce45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Seite 8</text:p>
          </table:table-cell>
          <table:table-cell table:style-name="ce39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35"/>
          <table:table-cell table:style-name="ce45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Seite 9</text:p>
          </table:table-cell>
          <table:table-cell table:style-name="ce39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35"/>
          <table:table-cell table:style-name="ce45"/>
          <table:table-cell table:style-name="ce35"/>
        </table:table-row>
        <table:table-row table:style-name="ro1">
          <table:table-cell office:value-type="string" calcext:value-type="string">
            <text:p>Richard Steiner</text:p>
          </table:table-cell>
          <table:table-cell/>
          <table:table-cell table:style-name="ce35" office:value-type="string" calcext:value-type="string">
            <text:p>Seite 1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35"/>
        </table:table-row>
        <table:table-row table:style-name="ro1">
          <table:table-cell office:value-type="string" calcext:value-type="string">
            <text:p>30. April 2020 um 11:23 ·</text:p>
          </table:table-cell>
          <table:table-cell/>
          <table:table-cell table:style-name="ce35" office:value-type="string" calcext:value-type="string">
            <text:p>Seite 11</text:p>
          </table:table-cell>
          <table:table-cell table:style-name="ce39"/>
          <table:table-cell table:style-name="ce42" office:value-type="float" office:value="2" calcext:value-type="float">
            <text:p>2</text:p>
          </table:table-cell>
          <table:table-cell table:style-name="ce35"/>
          <table:table-cell table:style-name="ce45" office:value-type="float" office:value="3" calcext:value-type="float">
            <text:p>3</text:p>
          </table:table-cell>
          <table:table-cell table:style-name="ce35"/>
        </table:table-row>
        <table:table-row table:style-name="ro1">
          <table:table-cell table:number-columns-repeated="2"/>
          <table:table-cell table:style-name="ce35" office:value-type="string" calcext:value-type="string">
            <text:p>Seite 12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35"/>
          <table:table-cell table:style-name="ce45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 KURZ UND DEUTLICH FÜR KURZ UND CO.,MITTLERWEILE ÜBER 100 "CORONATOTE" OBDUZIERT</text:p>
          </table:table-cell>
          <table:table-cell/>
          <table:table-cell table:style-name="ce35" office:value-type="string" calcext:value-type="string">
            <text:p>Seite 13</text:p>
          </table:table-cell>
          <table:table-cell table:style-name="ce39" office:value-type="float" office:value="1" calcext:value-type="float">
            <text:p>1</text:p>
          </table:table-cell>
          <table:table-cell table:style-name="ce42"/>
          <table:table-cell table:style-name="ce35"/>
          <table:table-cell table:style-name="ce4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D KEIN EINZIGER AN CORONA GESTORBEN!!!!</text:p>
          </table:table-cell>
          <table:table-cell/>
          <table:table-cell table:style-name="ce35" office:value-type="string" calcext:value-type="string">
            <text:p>Seite 14</text:p>
          </table:table-cell>
          <table:table-cell table:style-name="ce39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5"/>
          <table:table-cell table:style-name="ce45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 wegen dieser harmlosen "Grippe" muss,die gesamte Wirtschaft ruiniert und eine Zwangsimpfung eingeführt</text:p>
          </table:table-cell>
          <table:table-cell/>
          <table:table-cell table:style-name="ce35" office:value-type="string" calcext:value-type="string">
            <text:p>Seite 15</text:p>
          </table:table-cell>
          <table:table-cell table:style-name="ce3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35"/>
          <table:table-cell table:style-name="ce45" office:value-type="float" office:value="5" calcext:value-type="float">
            <text:p>5</text:p>
          </table:table-cell>
          <table:table-cell table:style-name="ce35"/>
        </table:table-row>
        <table:table-row table:style-name="ro1">
          <table:table-cell office:value-type="string" calcext:value-type="string">
            <text:p>werden?????</text:p>
          </table:table-cell>
          <table:table-cell/>
          <table:table-cell table:style-name="ce35" office:value-type="string" calcext:value-type="string">
            <text:p>Seite 16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35"/>
          <table:table-cell table:style-name="ce45" office:value-type="float" office:value="8" calcext:value-type="float">
            <text:p>8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Seite 17</text:p>
          </table:table-cell>
          <table:table-cell table:style-name="ce39" office:value-type="float" office:value="1" calcext:value-type="float">
            <text:p>1</text:p>
          </table:table-cell>
          <table:table-cell table:style-name="ce42"/>
          <table:table-cell table:style-name="ce35"/>
          <table:table-cell table:style-name="ce45" office:value-type="float" office:value="7" calcext:value-type="float">
            <text:p>7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35" office:value-type="string" calcext:value-type="string">
            <text:p>Seite 18</text:p>
          </table:table-cell>
          <table:table-cell table:style-name="ce39"/>
          <table:table-cell table:style-name="ce4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/>
          <table:table-cell table:style-name="ce35" office:value-type="string" calcext:value-type="string">
            <text:p>Seite 19</text:p>
          </table:table-cell>
          <table:table-cell table:style-name="ce39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5"/>
          <table:table-cell table:style-name="ce45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und anzeigen</text:p>
          </table:table-cell>
          <table:table-cell/>
          <table:table-cell table:style-name="ce35" office:value-type="string" calcext:value-type="string">
            <text:p>Seite 20</text:p>
          </table:table-cell>
          <table:table-cell table:style-name="ce39" office:value-type="float" office:value="1" calcext:value-type="float">
            <text:p>1</text:p>
          </table:table-cell>
          <table:table-cell table:style-name="ce42"/>
          <table:table-cell table:style-name="ce35"/>
          <table:table-cell table:style-name="ce45" office:value-type="float" office:value="9" calcext:value-type="float">
            <text:p>9</text:p>
          </table:table-cell>
          <table:table-cell table:style-name="ce3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Seite 21</text:p>
          </table:table-cell>
          <table:table-cell table:style-name="ce39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35"/>
          <table:table-cell table:style-name="ce4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deo ansehen</text:p>
          </table:table-cell>
          <table:table-cell/>
          <table:table-cell table:style-name="ce35" office:value-type="string" calcext:value-type="string">
            <text:p>Seite 22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35"/>
          <table:table-cell table:style-name="ce45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Seite 23</text:p>
          </table:table-cell>
          <table:table-cell table:style-name="ce39"/>
          <table:table-cell table:style-name="ce42" office:value-type="float" office:value="1" calcext:value-type="float">
            <text:p>1</text:p>
          </table:table-cell>
          <table:table-cell table:style-name="ce35"/>
          <table:table-cell table:style-name="ce45" office:value-type="float" office:value="2" calcext:value-type="float">
            <text:p>2</text:p>
          </table:table-cell>
          <table:table-cell table:style-name="ce35"/>
        </table:table-row>
        <table:table-row table:style-name="ro1">
          <table:table-cell office:value-type="string" calcext:value-type="string">
            <text:p>Gefällt mir</text:p>
          </table:table-cell>
          <table:table-cell/>
          <table:table-cell table:style-name="ce36"/>
          <table:table-cell table:style-name="ce36" table:formula="of:=SUM([.D2:.D24])" office:value-type="float" office:value="49" calcext:value-type="float">
            <text:p>49</text:p>
          </table:table-cell>
          <table:table-cell table:style-name="ce36" table:formula="of:=SUM([.E2:.E24])" office:value-type="float" office:value="17" calcext:value-type="float">
            <text:p>17</text:p>
          </table:table-cell>
          <table:table-cell table:style-name="ce36" table:formula="of:=SUM([.F2:.F24])" office:value-type="float" office:value="2" calcext:value-type="float">
            <text:p>2</text:p>
          </table:table-cell>
          <table:table-cell table:style-name="ce36" table:formula="of:=SUM([.G2:.G24])" office:value-type="float" office:value="115" calcext:value-type="float">
            <text:p>115</text:p>
          </table:table-cell>
          <table:table-cell table:style-name="ce36" table:formula="of:=SUM([.H2:.H24])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table:style-name="ce36" table:number-columns-repeated="6"/>
        </table:table-row>
        <table:table-row table:style-name="ro1">
          <table:table-cell office:value-type="string" calcext:value-type="string">
            <text:p>Kommentar</text:p>
          </table:table-cell>
          <table:table-cell/>
          <table:table-cell table:style-name="ce36"/>
          <table:table-cell table:style-name="ce36" table:formula="of:=SUM([.D25];[.E25];[.G25])" office:value-type="float" office:value="181" calcext:value-type="float">
            <text:p>181</text:p>
          </table:table-cell>
          <table:table-cell table:style-name="ce36" table:number-columns-repeated="4"/>
        </table:table-row>
        <table:table-row table:style-name="ro1">
          <table:table-cell table:number-columns-repeated="2"/>
          <table:table-cell table:style-name="ce36" table:number-columns-repeated="6"/>
        </table:table-row>
        <table:table-row table:style-name="ro1">
          <table:table-cell office:value-type="string" calcext:value-type="string">
            <text:p>Teilen</text:p>
          </table:table-cell>
          <table:table-cell/>
          <table:table-cell table:style-name="ce37" office:value-type="string" calcext:value-type="string">
            <text:p>siehe Posting73_annot.pdf</text:p>
          </table:table-cell>
          <table:table-cell table:style-name="ce40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ken = Zustimmend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X = Ablehn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739 Mal geteilt</text:p>
          </table:table-cell>
          <table:table-cell/>
          <table:table-cell office:value-type="string" calcext:value-type="string">
            <text:p>X eingekreist = Ablehnend / Bezug Faktench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 Bilić</text:p>
          </table:table-cell>
          <table:table-cell/>
          <table:table-cell office:value-type="string" calcext:value-type="string">
            <text:p>~ = Neutr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~ eingekreist = Neutral / Freunde marki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sueddeutsche.de/politik/coronavirus-immunitaetsausweis-regierung-1.4892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onavirus: Regierung plant Immunitä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eddeutsche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laus Gösslin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Bilić die sollen endlich mit dem Scheiss aufhören.... die Inkompetenz nervt n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ch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alle Fachleute die nicht das sagen, was unsere ?!? Politik hören will, werden auf ein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gnori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Bilić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wird noch viel schlimmer, wenn sich nicht bald etwas änder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na Wolfgang Prohask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versteht keiner, wenn sich die Menschen weiter so vernünftig verhalten sollte endlich Schluß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t den ganzen Verboten sei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 ,treffend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id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,glaubst du es jetzt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JA, sie probieren es. Aber zu einer Zwangsimpfung wird es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mmen Damit kommen Sie nicht dur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ommen. Damit kommen Sie nicht dur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,na endlich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bin ganz deiner Meinung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er ich glaube noch immer nicht das gates das aus Geldgier und Machtbessesenheit mac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glaubt wirklich er ist der gute Samariter. Nur seine Zwangsbeglückung kann er s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enk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 ,der Bill will die Welt retten und die Weltbevölkerung reduzieren.... er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essen von seinem Plan. Die Clintons und viele anderen mächtigen dieser Welt, sind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nen Club...das ganze ist kein Zuf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der Bill ist nicht allein,es sind noch ein paar Multimilliardäre dabei wie auch B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arma!.... das Geld das durch Zwangsimpfung zwangsläufig eingespielt wird,wird Bill sch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hmen!...obwohl Geld hier nicht primäres Ziel ist....aber sollte ihm das gelingen,dann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,mit Abstand,wieder der reichste Mann der Welt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and Cernohorsk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das letzte Hemd hat keine Taschen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hun Caro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nate Cech Guter Artik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milla Lang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Es liegt schon einige Jahre zurück.Ein guter Freund von mir, der Oberarz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der Intensiv-Station einer Klinik hier in Erlangen war, hat sich gegen die SchweineGrippe impfen lassen. Seine Beine wurden dunkelblau. Die Durchblutung wurde gestör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linke Bein mußte sofort amputiert werden und das rechte konnte noch gerettet wer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uflich war er unfähig. Nach 1 1/2 Jahren mußte das rechte Bein auch amputiert wer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er konnte nur noch im Rollstuhl transportiert werden. Und nach einem halben Jahr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 gestorben.Und damals gab es noch keine Impfpflicht. Die Impfung war freiwillig.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heutzutage die Impfpflicht eingeführt wird, dann muß sich die gan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ndesregierung (Merkel und Co.) zwangsimpfen lassen und der Teufel soll sie hol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ta Wolkerstorf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So weit wird es NICHT KOMMEN !!! Er ist ein Satanist - samt den Clintons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os, Rockefeller, Rothschild`s u. Co. !!!! SIE ALLE werden zur Rechenschaft gezogen !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milla Lange Top und als gutes Vorbild sollten die die ersten sein die sich freiwillig impf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s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no Profigh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rgendwie bekommt man komische Ahnun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ša Sa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kedemie für die Plandemie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frad Schachelhub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 Ae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e Mant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seitigt den Virus " Kuvid-2020"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Speng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llo an alle.... stellt euch mal vor ...nur vorstellen und mal über der Tellerrand hina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auen...wenn der Corona Virus eine große Lüge wäre bzw die hätten sich geirrt...es gibt j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ch hochrangige Wissenschaftler die nicht der Meinung sind wie z.B. das R.k.i oder gu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ispiel Schweden d.h. er wäre nicht schlimmer als eine Grippe..... d.h. man hätte nicht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rtschaft an die Wand fahren müssen man hätte es ruhiger und entspannter klären kö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.nach dem ganzen Chaos wo die Regierungen angezettelt hat.... könnte sie no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rückrudern??????NEEEEEEEIN .../War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man würde sie zur Verantwortung ziehen...sie wäre tot man würde sie ...verklagen vor Ger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iehen...steinigen...und und und sie können nicht mehr zurück...sie müssen die scheis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rchziehen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die Geschichtsbücher werden es schreiben...und unsere Enkelkinder...werden sich die F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llen...wie konnte ihr nur auf so was reinfal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WAHRE GR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MASKEN IST REINE PSYCHOLOGIE ...VISUELLE TÄGLICHE ERINNERUNG Z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KZEPTANZ FÜR ALL DAS WAS NOCH KOMMEN MAG MINDESTENS BIS Z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WANGSIMMPF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bin mir sicher ..die Menschen werden auf die Straß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hen...sie werden sich das nicht gefallen lassen Zwangsimpfung, Einschränkung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undrechte und und und ICH HOFFE DIE MENSCHEN GEHEN AUF DIE STRAßE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EN IHREN UNMUT KUND......ALLE MACHT GEHT VOM VOLKE AUS DENKT DAR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..DIE POLITIKER WERDEN VON UNS GEWÄHLT UND BEZAH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 MÜSSEN DAFÜR AUF JEDE ART UND WEISE ZUR RECHENSCHAFT GEZO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us Höv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Spengler wo hat das RKI hochrangige Wissenschaftler ? Das ist eine Bundesbehör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Spengler wo hat das RKI hochrangige Wissenschaftler ? Das ist eine Bundesbehör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die werden nicht gegen die Kobolde re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Speng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us Hövel fal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Speng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r lesen kann ist ganz klar im Vorteil...... .habe gesagt das es hochrangi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ssenschaftler gibt die nicht mit der Meinung von R.k.i übereinstimmen...mir ist schon kl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der Sprecher mal Tierarzt wa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cus Höv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Spengler Ok , falsch gele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au dir doch mal die tollen Experten an ,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hemaliger Tierarzt, ein schwuler (ohne Wertung) Gesundheitsminister und eine unfähi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nzler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ich Kudl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 sieht man welche Deppen an der Macht sind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e ist dann der Geisteszustand deren Wähler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re mal spannend dazu Stellung zu nehmen! Hirn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latko Bud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gu mi samo popušiti ako im dozvol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 Gefällt mir 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latko Budin ,tako je prijatelju!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ne Burga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sy Nowak Stefan J. Di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mana Schart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ido Eickelbe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 sollte in jeder groß Stadt und kleine Städte diese Test machen ich glaube dann Wachen al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...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uido Eickelbeck,nicht um sonst hat das von Bill Gates unterstützte RKI die Obduktio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ersagt...mit der Begründung es wäre gefähr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gatschnig Wal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in Richtiges Kabarett wie im Kasperltheater , und solche Personen sind an der Macht ,,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gwürd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a Petsc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an Petsch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lakic Boj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jel Gluvakov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jel Gluvakov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lakic Bojan kenne den Herren schon vom Lanz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on Starzengrub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Dachs Walter Schwar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fie Hoff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n, es ist unabdingbar dass genau das so abläuft, damit genau diese Menschen aufwachen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it dieser Zustand nicht zustande komm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vid Wi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i den Eliten bekommt Omerta eine ganz andere Bedeut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an Il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hard Nadra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ugen Pospischi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o Schmut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e Halbma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co Laj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r Mann hat recht corona soll uns alle nur von dem wirklichen ablenken .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 sterben mehr Menschen an Fettleibigkeit usw aber trotzdem darf Coca Cola in Grundschu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romatwn aufstellen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si Neiss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co La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x Thund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derst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 Wur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indl Ro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smine Brandstet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mi Marketi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tascha Ma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mmy Ma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ny Paulin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7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an Feli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m Sch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man Stied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lorian Stied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agan Malinov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r das nicht kapiert ist dumm, blind oder taub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lf Burkhard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s für Hirntote sitzen eigentlich in der Regieru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lanie Köc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Guttm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o Rei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e verantwortlichen Politiker aus den Ämtern geben, Vermögen einfrieren und ab hi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edisch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Bu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tsch Re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yla Roj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ner U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d die Übersterblichkeit ist eine Erfindung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,nein durchaus nicht!Wir haben es hier mit einer exorbitan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sterblichkeit zu tun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i vielen sind so viele Gehirnzellen abgestorben dass sie nicht mehr bis zwei zäh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önnen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limero Kalimer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Binnen drei Jahren ist die Zahl der Todesopfer weltweit bei Verkehrsunfäll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m 100.000 auf 1,35 Millionen Menschen gestiegen. Damit kommt auf den Straßen alle 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kunden ein Mensch ums Leben. Die WHO schlägt Alar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len wir jetzt auch das Autofahren verbieten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Wahrscheinlichkeit von einen Auto überfahren zu werden ist bei weiten höher als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ona zu sterben wie gesagt alle 24 Sekunden 1 Vehrkerstoter und das sind Fakten LG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s gu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eht so aus, vor allem, wenn ich Ihren Text hernehme der suggeriert, es wäre kein Pati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 Coronavirus gestorben. Erstens stirbt niemand am Coronavirus, sondern an den dadur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gelösten Erkrankungen und zweitens hat der Professor auch nur davon gesprochen, d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 keinen Covid-Toten hatte, der unter keinen Vorerkrankungen litt. Ab einem gewissen Al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t aber jeder Mensch eine Vorerkrankung. Zu suggerieren, dass der Mensch sowieso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nen Vorerkrankungen gestorben wäre ist blanker Unsinn, das zeigt die Übersterblich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sstatistik ganz deutlich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limero Kalimero Ihre Argumentation hinkt an mehreren Stellen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stens sind auch im Straßenverkehr Maßnahmen nötig, um die Anzahl der Toten in Grenz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 halten (warum also nicht auch beim Coronavirus?) und zweitens hatten wir in Österreich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Monaten mehr Corona-Tote als Verkehrstote im ganzen Jahr 2019. Und das trotz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orosen Maßnahmen, sonst wären es bedeutend meh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limero Kalimer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ja kein wunder wenn die leute 2Monate eingesperrt waren abwarten wie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ahlen in 2 Monaten ausschauen,meine persönliche Meinung zu den ganzen ist das es meh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 dramatisiert wird aber jeder kann und darf sich natürlich sein eigenes Bild machen Le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Leben lass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r auch wie bei der Schweinegrippe und co wird man im Nachhinein drauf kommen das 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 verasche war:-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limero Kalimer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und ob die corona Toten wirklich an den Virus gestorben sind werden Sie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nie erfahren weil in Österreich die Menschen nicht aufgeschnitten werden somit stellt s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 die Frage wie man sagen kann es sind knapp 3 oder 400 Tote,haben die Mediziner jetz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er Augen wo die in den Körper rein schauen können oder wie,Fragen über Fragen ab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ne Fak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limero Kalimer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dann haben sie mehr wissen als ein Forensiker der sich mit den täg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einander setzt aber ok glaube mehr einen der ein Leben lang mit Toten arbeitet als i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ry aber Sie haben noch nie jemanden aufgeschnitten der Herr aus Deutschland täg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das seit weit mehr als 20 Jah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d was sind dann die Gründe für den starken Anstieg der Übersterblichkeit? Und wenn S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9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m Professor genau zuhören, dann hat er nicht gesagt, dass keiner seiner Patienten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id19 gestorben ist, sondern lediglich, dass keiner ohne Vorerkrankungen gestorben ist. Ih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aube sei Ihnen unbenommen, aber ich glaube internationalen wissenschaftlichen Studi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h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he https://euromomo.eu/graphs-and-ma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ROMOM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romomo.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Vegano Krepp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In der EU sterben jährlich 40000 Menschen an MRSA, auch die hatten meist a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rerkrankun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Vegano Kreppel Schön, was hat das jetzt mit der Übersterblichkeit zu tu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https://m.facebook.com/story.php?story_fbid=1021523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30208&amp;id=1669066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,Herr Möchtegern Oberlehrer,die Übersterblichkeit wird sicher bald kom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er nur der extrem hohen Selbstmordrate weg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ROMOMO darf,seit Anfang März,keine Auskunft über die Selbstmordrate geben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..alle anderen Infos bekommt man als Mediziner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um wohl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nk funktioniert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https://m.facebook.com/story.php?story_fbid=1021523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30208&amp;id=1669066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nktioniert noch immer nicht. Ist aber auch egal. Sie werden ja eh nur untergriffig, weil I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Argumente ausgehen. Lieber polemisieren als sich mit wissenschaftlichen Studi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einandersetzen schließlich haben Sie mit keinem Wort das Argument der Übersterblichke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ucht zu widerlegen. Selbst Trump hat mittlerweile eingesehen, dass seine Meinung z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ona-Virus ein Fehler war. Sie schaffen diese Erkenntnis auch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0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habe einen Screenshot von diesem Link gemach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h liebe solche Menschen wie Sie es sind!Sie hören sich lieber selbst beim reden zu,als z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lektieren....der Kurz wird es schon rich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Vegano Krepp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Ich bezog mich auf die Vorerkrankun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 suggerieren ja trotzdem dass diese Menschen an C19 gestorben si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i MRSA ist es ähnlich, nur müsste das absolut nicht sein. Nur das interessiert bis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eman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so erstens sind die Zahlen aus März, da ist relativ klar, dass es noch keine messba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sterblichkeitseffekte gegeben hat. Jedenfalls gibt es auch in Deutschland mittlerwe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 höhere Sterblichkeit (was wohl auf das Coronavirus zurückzuführen ist, wie auch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istische Bundesamt sagt). Und zweitens zeigen ja auch die Euromomo-Daten, dass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ersterblichkeit in Ländern mit frühzeitigen rigorosen Maßnahmen wie DE u. AT relati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ing ist, während sie in Ländern wie Italien, Spanien, Großbritannien usw. relativ hoch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 spricht also alles dafür, dass das Coronavirus Tote hervorruft. Aber ich nehme z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ntnis, dass Sie es nicht wahrhaben wollen. Leben Sie wohl und bleiben Sie gesu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Vegano Kreppel Viele Menschen sind statistisch gesehen auch an Covid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torben, anders ist die Entwicklung der Übersterblichkeit nicht zu erklären. Das heiß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ürlich nicht, dass diese Leute nicht ohnehin in ein paar Monaten aufgrund ihr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rerkrankungen auch so gestorben wären. MRSA ist sicher auch ein Thema, das Beacht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dient, da gebe ich Ihnen recht. Hat nur mit der ursprünglichen Behauptung von Rich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iner, es gäbe keine Corona-Toten (die sich übrigens so auch nicht im verlinkten Vide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ederfindet), nichts zu tu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Vegano Krepp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Manahl Es wird immer argumentiert dieser Virus wäre gefährlicher als die gängi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ährliche Grippewell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ür alte, besonders kranke Mensch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1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ü a te, beso de s a e e sc 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 Influenca sterben genauso Menschen die ein paar Wochen oder Monate später an Krebs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betes, COPD gestorben wären und auch si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ry, wenn jemand im Endstadium an Bauchspeicheldrüsenkrebs, von der Schulmediz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mehr behandelbar aufgegeben wurde ist er nicht an C19 gestorben sondern aufgr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s desaströsen Immunsystems der Krebserkranku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bin ich ganz bei Richard Steiner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 wird ja nichtmal wirklich obduziert....und dadurch der Bevölkerung eine verzerr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desursache dargestell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s es den Virus gibt bestreitet doch niemand, sondern wie damit Angst und Politik in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völkerung gemacht wir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gesunde Menschen jeder Altersgruppe an C19 sterben dann ist C19 auch für m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 100% Todesursache und extrem gefährlich, wenn aber hauptsächlich im Schni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werkranke Menschen um die 80 sterben hat C19 ihnen nur den Rest gegeben,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mmuniziert die Politik aber nic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das werden sicher auch sie bestäti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man Hitzenha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tig, ich finde es toll dass jetzt auch die Schafe draufkom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elin Bu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lis Isenm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 Brun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fi van Riess Maciej Klukowski Gerhard Holz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nis Kay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vin Klein hör mal den Satz bei 0: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vin Kle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nis Kayser die Schwester vom Marcel Well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scha Gleix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 Gleix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nan Pamela Malkanov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2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el Kikanovič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el Kikanovič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nan Pamela Malkanovic ist 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manuel Koh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Ra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iner Eiselme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youtu.be/LdVta7b5q1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izist ruft Kollegen zu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anca Fal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lli Mül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lli Mü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anca F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ón Soymisirli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ert Sa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el Koh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ns Hoffi Hoffel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geht alles richtung diktatur..aber es wollen noch immer ein großteil der bevòlkerung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hrhaben..bis es zu spàt is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si Neiss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3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ns Hoffi Hoffelner nein der Großteil der Bevölkerung kann logisch denken so schaut’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Kai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glaube auch nicht, daß jemand direkt an Covid 19 gestorben ist, sondern an einer bere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ehenden Krankheit, an der der Patient vielleicht sowieso in Kürze verstorben wär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ür mich ist das aber nur "Korinthenscheißerei". Dieses Virus hat den Vorgang beschleunigt,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 das Immunsystem geschwächt wird. Genauso arbeiten viele andere Viren oder Keim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 sollte also generell JEDER, auch in ZUKUNFT einfach mehr Rücksicht auf sich und and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hmen, gerade im hygienischen Bere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ndra Egiomo dan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o Brun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ke Richard Steiner ! Wie recht Sie haben mit allen Posts 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enny Mue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ich Christ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dann bitte stecken sie sich doch mit dieser harmlosen „Grippe“ selbst 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auen ob sie diese dann immer noch harmlos fin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er hatte sie sch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 a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hat er ja schon gesag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 reden und schreiben tut er ja ger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was stimmt nicht mit dir bitte schreibe mit deinen Leuten weiter ich ha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n Interesse an deinen Beiträ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und unterhalte dich mal persönlich mit i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 wenn sie kein Interesse haben warum haben sie mit Schreiben begonn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lvatore Pietro Obri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So ein sinnloser Kommentar. Er weis schon was Er erzählt, doch wei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 den Regierungen vertrauen. Bravo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lvatore Pietro Obrist es gibt viele die erzählen und doch keine Ahnung haben. Wer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 harmlose Grippe hinstellt hat den Bezug zur Realität verloren. Das hat mit Vertrauen z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serer Regierung nix tun. Das ist weltweit ein Problem Ja ich weiß die Regierung lü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ch genau wie die infizierten und toten die an oder durch die Infektion gestorben. Ja und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ß das sich alle Regierungen zusammen getan haben damit Deutschland angeblich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undgesetze aushebeln kann und Flüchtlinge reinholen kan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,ich bin am 12.3 mit dem Coronavirus infiziert worden....von e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minenten der gerade aus Ischgl kam...der hat mich und alle anderen Anwesen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iziert...4 Personen....da wir 5 Stunden gemeinsam,zuerst im Restaurant und dann in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,verbracht ha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stellen Sie sich vor; alle positiv getesteten,auch die vielen mir bekannten in Ischgl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auf Mallorca,bis auf einen Freund von mir,hatten keine Symptome!!!!...auch ich nich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Übrigens mein Freund war nach vier Tagen wieder ges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danke endlich ein Text der Information hat die was taugen. Nicht von zwei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er dritter Hand. Schön das einen leichten Verlauf hatten. Aber das kann man nicht auf a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älle übertragen und sagen das es eine harmlose Grippe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habs dir gestern schon geschrieben das Richard Steiner den scheiss hatte h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r deine Spritze und steck sie dir in den Arsch echt traurig du Opfer jetzt reichta mir mit sol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nks echt kannst du lesen oder suchst du Stre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5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r Liie lese mal was der Wichmann schreib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r erste was läuf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agan Malinov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ja es ist wie kurz gesagt hat: 100.000nde tot, jeder hat einen toten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wandten &amp; Bekanntenkreis! Ich Renn nur noch von Beerdigung zu Beerdigung! Ps: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ltweit immer mehr Fachleute und Studien die Gefährlichkeit widerlegen und JA es mit ei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chten Grippe zu vergleichen ist - ist ihnen wohl noch nicht zu Ohren gekomm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agan Malinov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 sie haben anscheinend ihre Erziehung verges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agan Malinovic dann fangen sie mal bitte damit a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agan Malinov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mit was? Oder hören sie mit dem Blödsinn au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agan Malinovic ein andere Meinung, Einstellung und hinterfragen ist also Blödsinn?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zige der hier bisher gescheit geschrieben/geantwortet hat ist Herr Steiner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agan Malinov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dann erklären sie mir bitte was an meinem Text Kommentar ubgescheid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Nein aber bei solch sinnlosen Kommentaren verliert man schon mal se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ieren habe es dir gestern schon geschrieben das du sinnlos diskutieren willst mach das m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inen Leuten nochmal oder will keiner schreiben mit dir weil die schon wissen das es sinnlos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o ich wünsche Ihnen einen schönen Tag zwecks Erziehung sonst würd ich Ihnen was ande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hreib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 hm sie haben nicht mal versucht zu diskuti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J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ert Wei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weils sinnlos ist! Zuerst informieren bevor man sinnlos kommenti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 Isc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a Fisch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vorallem den Deutschkurs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a Fischer oooh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ns Hoffi Hoffel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f Wichmann bist a piefke..u.bleibst einer..so an schwachsinn schrei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rald Meld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bine Bachhof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so ich lass mich nicht impf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lia Kem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ju Be das ist doch was für d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olfgang Fer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7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meisten Menschen starben nicht nur mit, sondern tatsächlich auch an Covid-19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steiermark.orf.at/stories/3047042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ngenversagen häufigste Todesursac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iermark.orf.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bi Pertesh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lamur Perteshi Arion Perteshi Fehmi Avdyl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ehmi Avdyl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bi Perteshi hahaha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ra Han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jördis Ha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o Thaq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eline Ber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ja Lamm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ike Lammer Margit Karrer als 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dir Bilg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ion Simona guck dir das mal 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ves Duboi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ws aus Frankreich..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 voila, genau was ich schon von Anfang an gesagt habe...der Virus war schon viel länger da, einf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ht in den Medien und drum hats keinen interessiert.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e November gab es schon Anzeichen am Flughafen Milano als Air China Jumbos landeten!!!!! Al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agiere trugen da schon Masken, das ist immer ein Warnsignal.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welt.de/wissenschaft/article207741571/Erster-Corona-Fall-in-Frankreich-offenbarschon-Ende-Dezember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ster Corona-Fall in Frankreich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lt.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8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 Lerchs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ika Lerchs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elika Lerchs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uel Lerchster hon i schon geschaug, des miaß ma in Kurz zag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ks Despi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ne Bruckmüller. Auf sat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n Fe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bine Weyer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sa Hint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dinc Günt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dinc Günta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sa Hintsteiner ich lasse mich nicht impfen safe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er Cesne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Cesn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Cesne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er Cesnek Naja! Vielleicht stimmts oder vielleicht nic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n es Familienmitglieder mit Vorerkrankung trifft wird man sich beruhigt sein, dass ein Arz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schieden hat " der ist alt oder krank, ist also wursch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 wundert es auch immer, von welchen Leuten diese Videos verbreitet werden. Schau 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n Profil a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gibt's ein Video wo behauptet wird, Bill Gates will die Grundrechte in Deutschl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schaff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er Cesne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Cesnek ,aber Sat1 ist auch nicht die Verschwörungsplattform Numme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9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isa Geapan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nica Varsta Brandho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isa Geapan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trin Nefis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aBella Ambika Wa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s wir im krieg sind seh ich auch so ... also viele in einer solchen psychose die das erinnert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o wirtschaft als waffe und ja, alle muusten und viele tun es noch-zuhause bleiben - hallo,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 schon als kind gelernt, dass ich zuhause bleiben muss wenn ich krank bin, fieber habe 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st raus muss und bewegen damit gesund werden - haben die alle nix gelernt oder al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gessen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vid Stöß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StößerMichael Amedeo Vell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trick Scheuer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Scheuer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onfu Zi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iie De Ro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land Heugstr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 den Augen des panikmachenden Mainstreams ist er sicher ein gekaufter Verschwörungs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oretiker. Man will wohl nicht den Tatsachen ins Auge sehen. Man darf das zwar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harmlosen, in Panik ausbrechen ist aber genauso übertrie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tme El-Rachid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übeyda Bicic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nessa Altenber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anna Trattner Trattner Kerst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Wandall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rank das zu leug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a Mik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ura Hrov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an Altschach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trick Schoko Straus Bernhard Lechenbau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tisha Santino Anders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aron Anderson Syl Wia und wir ersticken hal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 Mo Dokter Tröteri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l sehen wie schnell Herr Püschel in den Medien diffamiert und als unglaubwürdig dargestel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rd..Aber vielen herzlichen Dank für Ihren Bericht, Herr Dr. Püschel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 Merl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m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bi To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gst jagen und Bevölkerung psychisch in Schach zu halten, das ist das einzige was 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erung immer interessierte. Hat auch sehr gut funktioni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uhamed Al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lisa Bastim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idi Patk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lemisch und unseriös, aber offenbar schaltet in dieser schwierigen Situation bei eini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gesunde Hausverstand aus und man glaubt lieber an eine Verschwörung - kein einzi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 an Corona gestorben? So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Hor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idi Patka der Mann ist Pathologe und untersucht die Verstorbenen. Soviel zum The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seriö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ser Albi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urig , bist nicht informiert 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rhard Sprinz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Horn gen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Hor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rhard Sprinz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1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bastian Stei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Horn, völlig unseriös der Kerl! Kein Forscher weiß genau was der Virus im Kör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t, welche greifbaren Auswirkungen er genau auf Organe etc hat aber er kann e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schen obduzieren und sagen dass die Schäden an den Organen mit Sicherheit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n Covid-19 komme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gmar Nedw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sehe das ein Wirtschafts Krieg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 Stef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an Michals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en Beci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a Lali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xander Bar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nja Pin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phanie Kais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i Rugger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 Rugger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phanie Kaiser mehr steht da aber nicht... Sie haben ja auch gesagt dass es nicht nur Lun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reift sondern auch die Gefäße und dass deshalb die Menschen auch an anderen Dingen w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ganversagen sterben kö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rstin Ma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lia Gudel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iklas Froh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 ist auch noch kein einziger AN HIV gestor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J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2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5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chard Steiner - HIER KURZ UND DEUTLICH FÜR KURZ UND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a Zacke-Zumtob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exander Frohn na, an AI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lga Pfaffelhub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ine Frechheit, so einen Schwachsinn weiter zu verbreite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ois Schweighub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 der Sensenmann wird uns alle holen mit Maske oder ohne Maske mit Grippe oder ohne Grip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das ist gut 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story.php?story_fbid=2297058020587832&amp;id=100008509686443&amp;_rd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3/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 style:data-style-name="N2" text:time-value="03:21:37.99714102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2-03T03:22:29.984413925</dc:date>
    <meta:editing-duration>PT16M40S</meta:editing-duration>
    <meta:editing-cycles>6</meta:editing-cycles>
    <meta:document-statistic meta:table-count="1" meta:cell-count="1682" meta:object-count="0"/>
  </office:meta>
</office:document-meta>
</file>